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PublisherAction.JMSPublishe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ublisherAction.act( Redirector redirector , SourceResolver resolver , Map objectModel , String source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MSPublisherAction.createMessage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